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76a4" officeooo:paragraph-rsid="000576a4"/>
    </style:style>
    <style:style style:name="P2" style:family="paragraph" style:parent-style-name="Standard">
      <style:text-properties officeooo:rsid="000576a4" officeooo:paragraph-rsid="0015b25d"/>
    </style:style>
    <style:style style:name="P3" style:family="paragraph" style:parent-style-name="Standard">
      <style:text-properties fo:font-weight="bold" officeooo:rsid="0011bccb" officeooo:paragraph-rsid="0011bccb" style:font-weight-asian="bold" style:font-weight-complex="bold"/>
    </style:style>
    <style:style style:name="P4" style:family="paragraph" style:parent-style-name="Standard">
      <style:text-properties fo:font-weight="bold" officeooo:rsid="0011bccb" officeooo:paragraph-rsid="0015b25d" style:font-weight-asian="bold" style:font-weight-complex="bold"/>
    </style:style>
    <style:style style:name="P5" style:family="paragraph" style:parent-style-name="Standard">
      <style:text-properties fo:font-weight="normal" officeooo:rsid="000d3426" officeooo:paragraph-rsid="000d3426" style:font-weight-asian="normal" style:font-weight-complex="normal"/>
    </style:style>
    <style:style style:name="P6" style:family="paragraph" style:parent-style-name="Standard">
      <style:text-properties fo:font-weight="normal" officeooo:rsid="000d3426" officeooo:paragraph-rsid="0015b25d" style:font-weight-asian="normal" style:font-weight-complex="normal"/>
    </style:style>
    <style:style style:name="P7" style:family="paragraph" style:parent-style-name="Standard">
      <style:paragraph-properties fo:text-align="center" style:justify-single-word="false" fo:padding="0.049cm" fo:border="0.06pt solid #000000" style:shadow="#808080 0.18cm -0.18cm"/>
      <style:text-properties fo:font-weight="bold" officeooo:rsid="000576a4" officeooo:paragraph-rsid="0015b25d" style:font-weight-asian="bold" style:font-weight-complex="bold"/>
    </style:style>
    <style:style style:name="P8" style:family="paragraph" style:parent-style-name="Standard">
      <style:paragraph-properties fo:line-height="150%" style:shadow="none"/>
      <style:text-properties fo:font-weight="bold" officeooo:rsid="000576a4" officeooo:paragraph-rsid="000576a4" style:font-weight-asian="bold" style:font-weight-complex="bold"/>
    </style:style>
    <style:style style:name="P9" style:family="paragraph" style:parent-style-name="Standard">
      <style:paragraph-properties fo:line-height="150%" style:shadow="none"/>
      <style:text-properties fo:font-weight="bold" officeooo:rsid="000576a4" officeooo:paragraph-rsid="0015b25d" style:font-weight-asian="bold" style:font-weight-complex="bold"/>
    </style:style>
    <style:style style:name="P10" style:family="paragraph" style:parent-style-name="Standard">
      <style:paragraph-properties fo:line-height="150%" style:shadow="none"/>
      <style:text-properties fo:font-weight="bold" officeooo:rsid="0008671e" officeooo:paragraph-rsid="0008671e" style:font-weight-asian="bold" style:font-weight-complex="bold"/>
    </style:style>
    <style:style style:name="P11" style:family="paragraph" style:parent-style-name="Standard">
      <style:paragraph-properties fo:line-height="150%" style:shadow="none"/>
      <style:text-properties fo:font-weight="bold" officeooo:rsid="0008671e" officeooo:paragraph-rsid="0015b25d" style:font-weight-asian="bold" style:font-weight-complex="bold"/>
    </style:style>
    <style:style style:name="P12" style:family="paragraph" style:parent-style-name="Standard">
      <style:paragraph-properties fo:line-height="150%" style:shadow="none"/>
      <style:text-properties fo:font-weight="bold" officeooo:rsid="00096775" officeooo:paragraph-rsid="00096775" style:font-weight-asian="bold" style:font-weight-complex="bold"/>
    </style:style>
    <style:style style:name="P13" style:family="paragraph" style:parent-style-name="Standard">
      <style:paragraph-properties fo:line-height="150%" style:shadow="none"/>
      <style:text-properties fo:font-weight="bold" officeooo:rsid="00096775" officeooo:paragraph-rsid="0015b25d" style:font-weight-asian="bold" style:font-weight-complex="bold"/>
    </style:style>
    <style:style style:name="P14" style:family="paragraph" style:parent-style-name="Standard">
      <style:paragraph-properties fo:line-height="150%" style:shadow="none"/>
      <style:text-properties fo:font-weight="bold" officeooo:rsid="000d3426" officeooo:paragraph-rsid="000d3426" style:font-weight-asian="bold" style:font-weight-complex="bold"/>
    </style:style>
    <style:style style:name="P15" style:family="paragraph" style:parent-style-name="Standard">
      <style:paragraph-properties fo:line-height="150%" style:shadow="none"/>
      <style:text-properties fo:font-weight="bold" officeooo:rsid="000d3426" officeooo:paragraph-rsid="0015b25d" style:font-weight-asian="bold" style:font-weight-complex="bold"/>
    </style:style>
    <style:style style:name="P16" style:family="paragraph" style:parent-style-name="Standard">
      <style:paragraph-properties fo:line-height="150%" style:shadow="none"/>
      <style:text-properties fo:font-weight="bold" officeooo:rsid="000eeadf" officeooo:paragraph-rsid="000eeadf" style:font-weight-asian="bold" style:font-weight-complex="bold"/>
    </style:style>
    <style:style style:name="P17" style:family="paragraph" style:parent-style-name="Standard">
      <style:paragraph-properties fo:line-height="150%" style:shadow="none"/>
      <style:text-properties fo:font-weight="bold" officeooo:rsid="000eeadf" officeooo:paragraph-rsid="0015b25d" style:font-weight-asian="bold" style:font-weight-complex="bold"/>
    </style:style>
    <style:style style:name="P18" style:family="paragraph" style:parent-style-name="Standard">
      <style:paragraph-properties fo:line-height="150%" style:shadow="none"/>
      <style:text-properties officeooo:rsid="0008671e" officeooo:paragraph-rsid="0008671e"/>
    </style:style>
    <style:style style:name="P19" style:family="paragraph" style:parent-style-name="Standard">
      <style:paragraph-properties fo:line-height="150%" style:shadow="none"/>
      <style:text-properties officeooo:rsid="0008671e" officeooo:paragraph-rsid="0015b25d"/>
    </style:style>
    <style:style style:name="P20" style:family="paragraph" style:parent-style-name="Standard">
      <style:paragraph-properties fo:line-height="150%" style:shadow="none"/>
      <style:text-properties fo:font-weight="normal" officeooo:rsid="0008671e" officeooo:paragraph-rsid="0008671e" style:font-weight-asian="normal" style:font-weight-complex="normal"/>
    </style:style>
    <style:style style:name="P21" style:family="paragraph" style:parent-style-name="Standard">
      <style:paragraph-properties fo:line-height="150%" style:shadow="none"/>
      <style:text-properties fo:font-weight="normal" officeooo:rsid="0008671e" officeooo:paragraph-rsid="0015b25d" style:font-weight-asian="normal" style:font-weight-complex="normal"/>
    </style:style>
    <style:style style:name="P22" style:family="paragraph" style:parent-style-name="Standard">
      <style:paragraph-properties fo:line-height="150%" style:shadow="none"/>
      <style:text-properties fo:font-weight="normal" officeooo:rsid="00096775" officeooo:paragraph-rsid="00096775" style:font-weight-asian="normal" style:font-weight-complex="normal"/>
    </style:style>
    <style:style style:name="P23" style:family="paragraph" style:parent-style-name="Standard">
      <style:paragraph-properties fo:line-height="150%" style:shadow="none"/>
      <style:text-properties fo:font-weight="normal" officeooo:rsid="00096775" officeooo:paragraph-rsid="000d3426" style:font-weight-asian="normal" style:font-weight-complex="normal"/>
    </style:style>
    <style:style style:name="P24" style:family="paragraph" style:parent-style-name="Standard">
      <style:paragraph-properties fo:line-height="150%" style:shadow="none"/>
      <style:text-properties fo:font-weight="normal" officeooo:rsid="00096775" officeooo:paragraph-rsid="0015b25d" style:font-weight-asian="normal" style:font-weight-complex="normal"/>
    </style:style>
    <style:style style:name="P25" style:family="paragraph" style:parent-style-name="Standard">
      <style:paragraph-properties fo:line-height="150%" style:shadow="none"/>
      <style:text-properties fo:font-weight="normal" officeooo:rsid="000eeadf" officeooo:paragraph-rsid="000eeadf" style:font-weight-asian="normal" style:font-weight-complex="normal"/>
    </style:style>
    <style:style style:name="P26" style:family="paragraph" style:parent-style-name="Standard">
      <style:paragraph-properties fo:line-height="150%" style:shadow="none"/>
      <style:text-properties fo:font-weight="normal" officeooo:rsid="000eeadf" officeooo:paragraph-rsid="0015b25d" style:font-weight-asian="normal" style:font-weight-complex="normal"/>
    </style:style>
    <style:style style:name="P27" style:family="paragraph" style:parent-style-name="Standard">
      <style:paragraph-properties fo:line-height="150%" style:shadow="none"/>
      <style:text-properties fo:font-weight="normal" officeooo:rsid="0010aca8" officeooo:paragraph-rsid="0010aca8" style:font-weight-asian="normal" style:font-weight-complex="normal"/>
    </style:style>
    <style:style style:name="P28" style:family="paragraph" style:parent-style-name="Standard">
      <style:paragraph-properties fo:line-height="150%" style:shadow="none"/>
      <style:text-properties fo:font-weight="normal" officeooo:rsid="0010aca8" officeooo:paragraph-rsid="0015b25d" style:font-weight-asian="normal" style:font-weight-complex="normal"/>
    </style:style>
    <style:style style:name="T1" style:family="text">
      <style:text-properties officeooo:rsid="0008671e"/>
    </style:style>
    <style:style style:name="T2" style:family="text">
      <style:text-properties officeooo:rsid="00096775"/>
    </style:style>
    <style:style style:name="T3" style:family="text">
      <style:text-properties officeooo:rsid="000d3426"/>
    </style:style>
    <style:style style:name="T4" style:family="text">
      <style:text-properties officeooo:rsid="000eeadf"/>
    </style:style>
    <style:style style:name="T5" style:family="text">
      <style:text-properties fo:font-style="italic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ontrôle de lecture sur <text:span text:style-name="T5">Sacrées Sorcières</text:span> !</text:p>
      <text:p text:style-name="P1"/>
      <text:p text:style-name="P8">(01) <text:span text:style-name="T1">Quel est le nom de l’auteur de ce livre ?</text:span></text:p>
      <text:p text:style-name="P18">Roald Dhal / Road Dahl / *Roald Dahl / Road Dahl</text:p>
      <text:p text:style-name="P10">(02) Quelle phrase est-elle juste ?</text:p>
      <text:p text:style-name="P20">Nous lisons ce livre en allemand mais il a d’abord été écrit en français.</text:p>
      <text:p text:style-name="P20">*Nous lisons ce livre en français mais il a d’abord été écrit en anglais.</text:p>
      <text:p text:style-name="P20">Nous lisons ce livre en allemand mais il a d’abord été écrit en anglais.</text:p>
      <text:p text:style-name="P20">Nous lisons ce livre en français mais il a d’abord été écrit en allemand.</text:p>
      <text:p text:style-name="P10">(03) <text:span text:style-name="T2">La personne qui raconte l’histoire est…</text:span></text:p>
      <text:p text:style-name="P22">une petite fille / *un petit garçon / une jeune femme / un jeune homme / une vielle dame</text:p>
      <text:p text:style-name="P12">(04) La grand-mère est…</text:p>
      <text:p text:style-name="P22">française / anglaise / allemande / italienne / *norvégienne / espagnole</text:p>
      <text:p text:style-name="P12">(05) En quoi le narrateur est-il transformé ?</text:p>
      <text:p text:style-name="P23">… en loup / … en radiateur / … en pierre / … en écureuil / *… <text:span text:style-name="T3">en souris / il n’est jamais transformé</text:span></text:p>
      <text:p text:style-name="P14">(06) A la toute fin du livre, le narrateur est à nouveau transformé en …</text:p>
      <text:p text:style-name="P23">… en loup / … en pierre / … en écureuil / … <text:span text:style-name="T3">en souris / *il ne retrouve pas sa forme d’origine</text:span></text:p>
      <text:p text:style-name="P14">(07) <text:span text:style-name="T4">Où se trouve le Quartier Secret de la Grandissime Sorcière ?</text:span></text:p>
      <text:p text:style-name="P25">dans un squat à New York / dans un monastère tibétain désaffecté / *dans un château en Norvège</text:p>
      <text:p text:style-name="P16">(08) Quel âge a la grand-mère ?</text:p>
      <text:p text:style-name="P27">Quatre-vingt-dix-neuf ans / *Quatre-vingt-six ans / Quatre-vingt-trois ans</text:p>
      <text:p text:style-name="P3">(09) Pourquoi peut-on dire que le début du livre est triste ?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(10) Expliquez si vous avez ou non aimé ce livre. Dites pourquoi !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text:soft-page-break/>Contrôle de lecture sur <text:span text:style-name="T5">Sacrées Sorcières</text:span> !</text:p>
      <text:p text:style-name="P2"/>
      <text:p text:style-name="P9">(01) <text:span text:style-name="T1">Quel est le nom de l’auteur de ce livre ?</text:span></text:p>
      <text:p text:style-name="P19">Roald Dhal / Road Dahl / Roald Dahl / Road Dahl</text:p>
      <text:p text:style-name="P11">(02) Quelle phrase est-elle juste ?</text:p>
      <text:p text:style-name="P21">Nous lisons ce livre en allemand mais il a d’abord été écrit en français.</text:p>
      <text:p text:style-name="P21">Nous lisons ce livre en français mais il a d’abord été écrit en anglais.</text:p>
      <text:p text:style-name="P21">Nous lisons ce livre en allemand mais il a d’abord été écrit en anglais.</text:p>
      <text:p text:style-name="P21">Nous lisons ce livre en français mais il a d’abord été écrit en allemand.</text:p>
      <text:p text:style-name="P11">(03) <text:span text:style-name="T2">La personne qui raconte l’histoire est…</text:span></text:p>
      <text:p text:style-name="P24">une petite fille / un petit garçon / une jeune femme / un jeune homme / une vielle dame</text:p>
      <text:p text:style-name="P13">(04) La grand-mère est…</text:p>
      <text:p text:style-name="P24">française / anglaise / allemande / italienne / norvégienne / espagnole</text:p>
      <text:p text:style-name="P13">(05) En quoi le narrateur est-il transformé ?</text:p>
      <text:p text:style-name="P24">… en loup / … en radiateur / … en pierre / … en écureuil / … <text:span text:style-name="T3">en souris / il n’est jamais transformé</text:span></text:p>
      <text:p text:style-name="P15">(06) A la toute fin du livre, le narrateur est à nouveau transformé en …</text:p>
      <text:p text:style-name="P24">… en loup / … en pierre / … en écureuil / … <text:span text:style-name="T3">en souris / il ne retrouve pas sa forme d’origine</text:span></text:p>
      <text:p text:style-name="P15">(07) <text:span text:style-name="T4">Où se trouve le Quartier Secret de la Grandissime Sorcière ?</text:span></text:p>
      <text:p text:style-name="P26">dans un squat à New York / dans un monastère tibétain désaffecté / dans un château en Norvège</text:p>
      <text:p text:style-name="P17">(08) Quel âge a la grand-mère ?</text:p>
      <text:p text:style-name="P28">Quatre-vingt-dix-neuf ans / Quatre-vingt-six ans / Quatre-vingt-trois ans</text:p>
      <text:p text:style-name="P4">(09) Pourquoi peut-on dire que le début du livre est triste ?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(10) Expliquez si vous avez ou non aimé ce livre. Dites pourquoi !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5T21:59:33.303805520</meta:creation-date>
    <dc:date>2020-11-05T23:00:29.391478407</dc:date>
    <meta:editing-duration>PT11M23S</meta:editing-duration>
    <meta:editing-cycles>11</meta:editing-cycles>
    <meta:generator>LibreOffice/6.0.7.3$Linux_X86_64 LibreOffice_project/00m0$Build-3</meta:generator>
    <meta:document-statistic meta:table-count="0" meta:image-count="0" meta:object-count="0" meta:page-count="2" meta:paragraph-count="44" meta:word-count="544" meta:character-count="2774" meta:non-whitespace-character-count="2274"/>
  </office:meta>
</office:document-meta>
</file>